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. Adedjoumon</text:p>
      <text:p text:style-name="Standard">B. Gameiro Costa</text:p>
      <text:p text:style-name="Standard">24 février 2021</text:p>
      <text:p text:style-name="Standard"/>
      <text:p text:style-name="Standard"><text:s text:c="21"/>LE PROTOCOLE ChatOS</text:p>
      <text:p text:style-name="Standard"/>
      <text:p text:style-name="Standard">Résumé</text:p>
      <text:p text:style-name="Standard"/>
      <text:p text:style-name="Standard"><text:s text:c="3"/>ChatOS est un protocole très simple utilisé pour échanger des messages.</text:p>
      <text:p text:style-name="Standard"><text:s text:c="3"/>Ce document décrit le protocole et ses types de paquets. Le document</text:p>
      <text:p text:style-name="Standard"><text:s text:c="3"/>aussi explique les raisons de certaines des décisions de conception.</text:p>
      <text:p text:style-name="Standard"/>
      <text:p text:style-name="Standard">1. Objet</text:p>
      <text:p text:style-name="Standard"/>
      <text:p text:style-name="Standard"><text:s text:c="3"/>ChatOS est un protocole simple pour échanger des messages via un serveur</text:p>
      <text:p text:style-name="Standard"><text:s text:c="3"/>précédé d'une identification. Il utilise le protocole TCP pour transférer ses</text:p>
      <text:p text:style-name="Standard"><text:s text:c="3"/>paquets entre le.s client.s et le serveur.</text:p>
      <text:p text:style-name="Standard"><text:s text:c="3"/>Toutes les chaines de caractères seront dans un premier temps encodé en UTF8.</text:p>
      <text:p text:style-name="Standard"><text:s text:c="3"/>Il y a trois modes d'envoie de message: général (envoie d'un message encodé</text:p>
      <text:p text:style-name="Standard"><text:s text:c="3"/>à tous les utilisateurs connecté), direct (permet d'envoyer un message à un</text:p>
      <text:p text:style-name="Standard"><text:s text:c="3"/>seul utilisateur connecté au serveur et étant identifié par une chaine de</text:p>
      <text:p text:style-name="Standard"><text:s text:c="3"/>caractères) et privée (permet d'envoyer des messages privé à un autre</text:p>
      <text:p text:style-name="Standard"><text:s text:c="3"/>utilisateur connecté au serveur en utilisant le serveur comme point de relais,</text:p>
      <text:p text:style-name="Standard"><text:s text:c="3"/>donc aucune information ne sera lu/retenu par le serveur).</text:p>
      <text:p text:style-name="Standard"><text:s text:c="3"/>Comme précisé plus haut, les chaines de caractères (c'est-à-dire message et</text:p>
      <text:p text:style-name="Standard"><text:s text:c="3"/>pseudo) sont encodé en UTF8. Mais il n'est pas impossible qu'une évolution du</text:p>
      <text:p text:style-name="Standard"><text:s text:c="3"/>protocole permette de faire choisir aux utilisateurs leur jeu de caractères</text:p>
      <text:p text:style-name="Standard"><text:s text:c="3"/>(avec UTF8 par défaut). Cependant dans le cas d'une connection privée, le</text:p>
      <text:p text:style-name="Standard"><text:s text:c="3"/>serveur ne faisant office que de relais, l'encodage importe peu vu que le</text:p>
      <text:p text:style-name="Standard"><text:s text:c="3"/>serveur se contente de réenvoyer les paquets reçu à l'identique.</text:p>
      <text:p text:style-name="Standard"/>
      <text:p text:style-name="Standard"/>
      <text:p text:style-name="Standard">2. Aperçu du protocole</text:p>
      <text:p text:style-name="Standard"/>
      <text:p text:style-name="Standard"><text:s text:c="3"/>La connection au serveur commence par une phase d'authentification, <text:s/>pendant</text:p>
      <text:p text:style-name="Standard"><text:s text:c="3"/>laquelle l'utilisateur va choisir un pseudonyme. Si le pseudonyme est correct</text:p>
      <text:p text:style-name="Standard"><text:s text:c="3"/>(càd non pris par un autre utilisateur), la connection est accordée.</text:p>
      <text:p text:style-name="Standard"><text:s text:c="3"/>Une fois la connection accordée, le client va recevoir des paquets venant du</text:p>
      <text:p text:style-name="Standard"><text:s text:c="3"/>serveur contenant des messages (direct ou général) et il pourra à son tour</text:p>
      <text:p text:style-name="Standard"><text:s text:c="3"/>envoyer des paquets au serveur représentant des messages, ou bien demander une</text:p>
      <text:p text:style-name="Standard"><text:s text:c="3"/>connection privée avec un autre utilisateur.</text:p>
      <text:p text:style-name="Standard"/>
      <text:p text:style-name="Standard"><text:s text:c="3"/>Si il y a une demande de connection privée venant de A vers B, la suite</text:p>
      <text:p text:style-name="Standard"><text:s text:c="3"/>des instructions est: le client A demande au serveur de se connecter au</text:p>
      <text:p text:style-name="Standard"><text:s text:c="3"/>client B. Si B existe alors il reçoit une demande de connection privé qu'il</text:p>
      <text:p text:style-name="Standard"><text:s text:c="3"/>peut accepter ou non. Dans les deux cas sont choix est transmis (au serveur</text:p>
      <text:p text:style-name="Standard"><text:s text:c="3"/>puis) au client A. Si le client B accepte la connection alors il y aura une</text:p>
      <text:p text:style-name="Standard"><text:s text:c="3"/>connection privée établie entre les deux clients.</text:p>
      <text:p text:style-name="Standard"><text:s text:c="3"/>Etant en TCP, il n'y a pas besoin d'acquitter les paquets cependant tous les</text:p>
      <text:p text:style-name="Standard"><text:s text:c="3"/>paquets contenant du texte auront un entier (4 octets) indiquant la taille du</text:p>
      <text:p text:style-name="Standard"><text:s text:c="3"/>texte suivit du texte encodé.</text:p>
      <text:p text:style-name="Standard"/>
      <text:p text:style-name="Standard"><text:soft-page-break/><text:s text:c="3"/>Dans le cas de la perte de connection avec le client, le serveur considèrera</text:p>
      <text:p text:style-name="Standard"><text:s text:c="3"/>que le client s'est déconnecté en bonne et due forme même si un transfert de</text:p>
      <text:p text:style-name="Standard"><text:s text:c="3"/>données était en cours. Si il y avait une connection privée impliquant ce</text:p>
      <text:p text:style-name="Standard"><text:s text:c="3"/>client, la connection sera fermée sans prévenir l'autre client.</text:p>
      <text:p text:style-name="Standard"><text:s text:c="3"/>Dans le cas ou le client pert la connection avec le serveur, le client n'aura</text:p>
      <text:p text:style-name="Standard"><text:s text:c="3"/>rien de spécial à faire.</text:p>
      <text:p text:style-name="Standard"/>
      <text:p text:style-name="Standard"><text:s text:c="3"/>Quand le serveur reçoit un paquet contenant un message ou une demande de</text:p>
      <text:p text:style-name="Standard"><text:s text:c="3"/>connection privée impliquant un autre utilisateur (identifié par son pseudo)</text:p>
      <text:p text:style-name="Standard"><text:s text:c="3"/>si ledit paquet contient un pseudo erroné ou non existant, un paquet d'erreur</text:p>
      <text:p text:style-name="Standard"><text:s text:c="3"/>sera envoyé en retour. De même que si lors de son authentification au serveur</text:p>
      <text:p text:style-name="Standard"><text:s text:c="3"/>l'utilisateur fournit un pseudo déjà utilisé par quelqu'un d'autre, il recevra</text:p>
      <text:p text:style-name="Standard"><text:s text:c="3"/>un paquet d'erreur. Enfin si le serveur ou le client reçoit un paquet mal formé</text:p>
      <text:p text:style-name="Standard"><text:s text:c="3"/>(ex. on indique un texte de longueur 3 mais on reçoit un texte plus long)</text:p>
      <text:p text:style-name="Standard"><text:s text:c="3"/>l'expéditeur recevra un paquet d'erreur. Si la longueur d'un morceau de texte</text:p>
      <text:p text:style-name="Standard"><text:s text:c="3"/>est supérieure à celle du texte reçu, il est difficile de le déterminer, donc</text:p>
      <text:p text:style-name="Standard"><text:s text:c="3"/>l'erreur pourrait être envoyé à la réception du paquet suivant.</text:p>
      <text:p text:style-name="Standard"/>
      <text:p text:style-name="Standard"><text:s text:c="3"/>Si un client n'envoie plus de données pendant X minutes, il recevra un ping</text:p>
      <text:p text:style-name="Standard"><text:s text:c="3"/>auquel il devra répondre s'il ne veut pas se faire deconnecter. De même si</text:p>
      <text:p text:style-name="Standard"><text:s text:c="3"/>le serveur ne reçoit pas de réponse à un paquet envoyé (qui necessite une</text:p>
      <text:p text:style-name="Standard"><text:s text:c="3"/>réponse) au bout d'une seconde il deconnectera le client.</text:p>
      <text:p text:style-name="Standard"/>
      <text:p text:style-name="Standard">3. Paquets ChatOS</text:p>
      <text:p text:style-name="Standard"/>
      <text:p text:style-name="Standard"><text:s text:c="3"/>ChatOS prend en charge six types de paquets:</text:p>
      <text:p text:style-name="Standard"/>
      <text:p text:style-name="Standard"><text:s text:c="3"/>Codes = <text:s/>0 Erreur</text:p>
      <text:p text:style-name="Standard"><text:s text:c="12"/>1 Connection (CON)</text:p>
      <text:p text:style-name="Standard"><text:s text:c="12"/>2 Message général (GMSG)</text:p>
      <text:p text:style-name="Standard"><text:s text:c="12"/>3 Message direct (DMSG)</text:p>
      <text:p text:style-name="Standard"><text:s text:c="12"/>4 Connection privée (CP)</text:p>
      <text:p text:style-name="Standard"><text:s text:c="12"/>5 Demande d'activité (DA)</text:p>
      <text:p text:style-name="Standard"/>
      <text:p text:style-name="Standard"><text:s text:c="4"/>Le premier octet de chaque paquets représente l'un des codes ci-dessus</text:p>
      <text:p text:style-name="Standard"/>
      <text:p text:style-name="Standard"/>
      <text:p text:style-name="Standard"><text:s text:c="4"/>A. Connection (CON)</text:p>
      <text:p text:style-name="Standard"/>
      <text:p text:style-name="Standard"><text:s text:c="16"/>1 octet <text:s text:c="3"/>4 octets (int) <text:s text:c="5"/>string</text:p>
      <text:p text:style-name="Standard"><text:s text:c="16"/>-----------------------------------------</text:p>
      <text:p text:style-name="Standard"><text:s text:c="15"/>| <text:s text:c="4"/>1 | taille du pseudo | <text:s text:c="3"/>pseudo <text:s text:c="3"/>|</text:p>
      <text:p text:style-name="Standard"><text:s text:c="16"/>-----------------------------------------</text:p>
      <text:p text:style-name="Standard"><text:s text:c="21"/>Figure 3-A-1: paquet CON (auth)</text:p>
      <text:p text:style-name="Standard"/>
      <text:p text:style-name="Standard"><text:s text:c="3"/>Le paquet CON est très simple. C'est le premier paquet envoyé au serveur par</text:p>
      <text:p text:style-name="Standard"><text:s text:c="3"/>le client, il contient (en plus du code) un entier sur 4 octets représentant</text:p>
      <text:p text:style-name="Standard"><text:s text:c="3"/>la longueur en octet du pseudo encodé suivit du pseudo encodé.</text:p>
      <text:p text:style-name="Standard"/>
      <text:p text:style-name="Standard"><text:s text:c="3"/>Suite à l'envoi de ce paquet, le client attend que le serveur lui renvoie un</text:p>
      <text:p text:style-name="Standard"><text:s text:c="3"/>paquet de validation contenant juste 1 ou un paquet d'erreur dans le cas ou le</text:p>
      <text:p text:style-name="Standard"><text:s text:c="3"/>pseudo est déjà utilisé ou si le paquet est mal formé.</text:p>
      <text:p text:style-name="Standard"><text:soft-page-break/></text:p>
      <text:p text:style-name="Standard"><text:s text:c="3"/>Une fois l'authentification réussi, le client peut maintenant envoyer et</text:p>
      <text:p text:style-name="Standard"><text:s text:c="3"/>recevoir des messages.</text:p>
      <text:p text:style-name="Standard"/>
      <text:p text:style-name="Standard"><text:s text:c="4"/>B. Message général (GMSG)</text:p>
      <text:p text:style-name="Standard"/>
      <text:p text:style-name="Standard"><text:s text:c="17"/>1 octet <text:s text:c="3"/>4 octets (int) <text:s text:c="3"/>string</text:p>
      <text:p text:style-name="Standard"><text:s text:c="17"/>-------------------------------------</text:p>
      <text:p text:style-name="Standard"><text:s text:c="16"/>| <text:s text:c="4"/>2 | taille du message | message |</text:p>
      <text:p text:style-name="Standard"><text:s text:c="17"/>-------------------------------------</text:p>
      <text:p text:style-name="Standard"><text:s text:c="14"/>Figure 3-B-1: paquet GMSG (client -&gt; serveur)</text:p>
      <text:p text:style-name="Standard"/>
      <text:p text:style-name="Standard"><text:s text:c="7"/>1 octet <text:s text:c="3"/>4 octets (int) <text:s text:c="4"/>string <text:s text:c="5"/>4 octets (int) <text:s text:c="3"/>string</text:p>
      <text:p text:style-name="Standard"><text:s text:c="7"/>-------------------------------------------------------------------</text:p>
      <text:p text:style-name="Standard"><text:s text:c="6"/>| <text:s text:c="4"/>2 | taille du message | <text:s/>message <text:s/>| taille du pseudo | pseudo |</text:p>
      <text:p text:style-name="Standard"><text:s text:c="7"/>-------------------------------------------------------------------</text:p>
      <text:p text:style-name="Standard"><text:s text:c="14"/>Figure 3-B-2: paquet GMSG (serveur -&gt; client)</text:p>
      <text:p text:style-name="Standard"/>
      <text:p text:style-name="Standard"><text:s text:c="3"/>Ce paquet permet d'envoyer à tous les clients connecté un message.</text:p>
      <text:p text:style-name="Standard"><text:s text:c="3"/>Il existe deux types de GMSG, les paquets client et les paquets serveur.</text:p>
      <text:p text:style-name="Standard"><text:s text:c="3"/>Les paquets client contienent le code 2 suivit de la taille (en octets) du</text:p>
      <text:p text:style-name="Standard"><text:s text:c="3"/>message précédant le message.</text:p>
      <text:p text:style-name="Standard"><text:s text:c="3"/>Le serveur recevant ce paquet va envoyer à chaque clients connecté un paquet</text:p>
      <text:p text:style-name="Standard"><text:s text:c="3"/>contenant le même message suivit d'un entier (4 octets) représentant la taille</text:p>
      <text:p text:style-name="Standard"><text:s text:c="3"/>du pseudo de l'expéditeur du message qui suivra cet entier.</text:p>
      <text:p text:style-name="Standard"/>
      <text:p text:style-name="Standard"><text:s text:c="3"/>Le client ne reçoit pas de réponse suite à l'envoie de son message.</text:p>
      <text:p text:style-name="Standard"/>
      <text:p text:style-name="Standard"><text:s text:c="4"/>C. Message général (DMSG)</text:p>
      <text:p text:style-name="Standard"/>
      <text:p text:style-name="Standard"><text:s text:c="7"/>1 octet <text:s text:c="3"/>4 octets (int) <text:s text:c="4"/>string <text:s text:c="5"/>4 octets (int) <text:s text:c="3"/>string</text:p>
      <text:p text:style-name="Standard"><text:s text:c="7"/>-------------------------------------------------------------------</text:p>
      <text:p text:style-name="Standard"><text:s text:c="6"/>| <text:s text:c="4"/>3 | taille du message | <text:s/>message <text:s/>| taille du pseudo | pseudo |</text:p>
      <text:p text:style-name="Standard"><text:s text:c="7"/>-------------------------------------------------------------------</text:p>
      <text:p text:style-name="Standard"><text:s text:c="26"/>Figure 3-C-1: paquet DMSG</text:p>
      <text:p text:style-name="Standard"/>
      <text:p text:style-name="Standard"><text:s text:c="3"/>Ce paquet permet à un client d'envoyé un message direct à un autre utilisateur</text:p>
      <text:p text:style-name="Standard"><text:s text:c="3"/>identifié par son pseudonyme.</text:p>
      <text:p text:style-name="Standard"><text:s text:c="3"/>Le paquet envoyé par le client est composé du code (3) suivit de la taille du</text:p>
      <text:p text:style-name="Standard"><text:s text:c="3"/>message (4 octets) puis du message et enfin un pseudo précédé de la taille en</text:p>
      <text:p text:style-name="Standard"><text:s text:c="3"/>octets du pseudo.</text:p>
      <text:p text:style-name="Standard"><text:s text:c="3"/>Le pseudonyme se trouvant à la fin du paquet représente - dans le cas d'un</text:p>
      <text:p text:style-name="Standard"><text:s text:c="3"/>paquet envoyé par le client - le destinataire ou l'expéditeur - dans le cas</text:p>
      <text:p text:style-name="Standard"><text:s text:c="3"/>d'un paquet envoyé par le serveur.</text:p>
      <text:p text:style-name="Standard"><text:s text:c="3"/>Si le client reçoit un paquet d'erreur suite à l'envoie d'un message direct</text:p>
      <text:p text:style-name="Standard"><text:s text:c="3"/>c'est que l'utilisateur demandé n'est pas connecté au serveur.</text:p>
      <text:p text:style-name="Standard"><text:s text:c="3"/>(A-t-on besoin d'identifier le message pour que l'utilisateur sache quel</text:p>
      <text:p text:style-name="Standard"><text:s text:c="3"/>message est incorrect? Si oui ajouter au message d'erreur pseudo incorrect!)</text:p>
      <text:p text:style-name="Standard"/>
      <text:p text:style-name="Standard"><text:s text:c="4"/>D. Connection Privée (CP)</text:p>
      <text:p text:style-name="Standard"/>
      <text:p text:style-name="Standard"><text:s text:c="19"/>1 octet <text:s text:c="2"/>4 octets (int) <text:s text:c="3"/>string</text:p>
      <text:p text:style-name="Standard"><text:soft-page-break/><text:s text:c="19"/>-----------------------------------</text:p>
      <text:p text:style-name="Standard"><text:s text:c="18"/>| <text:s text:c="4"/>4 | taille du pseudo | pseudo |</text:p>
      <text:p text:style-name="Standard"><text:s text:c="19"/>-----------------------------------</text:p>
      <text:p text:style-name="Standard"><text:s text:c="20"/>Figure 3-D-1: paquet CP (demande)</text:p>
      <text:p text:style-name="Standard"/>
      <text:p text:style-name="Standard"><text:s text:c="25"/>1 octet <text:s text:c="2"/>4 octets (int)</text:p>
      <text:p text:style-name="Standard"><text:s text:c="25"/>-------------------------</text:p>
      <text:p text:style-name="Standard"><text:s text:c="24"/>| <text:s text:c="4"/>4 | <text:s text:c="14"/>0 |</text:p>
      <text:p text:style-name="Standard"><text:s text:c="25"/>-------------------------</text:p>
      <text:p text:style-name="Standard"><text:s text:c="19"/>Figure 3-D-2: paquet CP (validation)</text:p>
      <text:p text:style-name="Standard"/>
      <text:p text:style-name="Standard"><text:s text:c="3"/>Le paquet CP demande indique qu'un client (A) veut se connecter à un autre</text:p>
      <text:p text:style-name="Standard"><text:s text:c="3"/>client (B).</text:p>
      <text:p text:style-name="Standard"><text:s text:c="3"/>Si ce paquet a été envoyé par le client A, le serveur interpretera le pseudonyme</text:p>
      <text:p text:style-name="Standard"><text:s text:c="3"/>comme celui du destinataire et un paquet de requête de connection privée (CP)</text:p>
      <text:p text:style-name="Standard"><text:s text:c="3"/>sera envoyé au client B contenant cette fois ci le pseudo du client A.</text:p>
      <text:p text:style-name="Standard"><text:s text:c="3"/>Ensuite le client B aura deux choix: accepter la connection (auquel cas il</text:p>
      <text:p text:style-name="Standard"><text:s text:c="3"/>va envoyer un paquet similaire à celui envoyé par le client A, càd contenant</text:p>
      <text:p text:style-name="Standard"><text:s text:c="3"/>le pseudo du client A) ou refuser la connection (auquel cas il enverra un</text:p>
      <text:p text:style-name="Standard"><text:s text:c="3"/>paquet CP de validation).</text:p>
      <text:p text:style-name="Standard"><text:s text:c="3"/>Le serveur reçoit donc la réponse du client B et transmet le choix au client</text:p>
      <text:p text:style-name="Standard"><text:s text:c="3"/>A, si la connection est refusée alors il recevra un paquet d'erreur. Si la</text:p>
      <text:p text:style-name="Standard"><text:s text:c="3"/>connection est acceptée alors il recevra un paquet CP de validation.</text:p>
      <text:p text:style-name="Standard"><text:s text:c="3"/>Suite a l'acceptation de la connection, les clients peuvent communiquer entre</text:p>
      <text:p text:style-name="Standard"><text:s text:c="3"/>eux comme si c'était une connection TCP normale (le serveur relais seulement</text:p>
      <text:p text:style-name="Standard"><text:s text:c="3"/>les paquets sans les modifier).</text:p>
      <text:p text:style-name="Standard"/>
      <text:p text:style-name="Standard"><text:s text:c="4"/>E. Demande d'activité (DA)</text:p>
      <text:p text:style-name="Standard"/>
      <text:p text:style-name="Standard"><text:s text:c="27"/>1 octet 1 octet</text:p>
      <text:p text:style-name="Standard"><text:s text:c="27"/>---------------</text:p>
      <text:p text:style-name="Standard"><text:s text:c="26"/>| <text:s text:c="4"/>5 | <text:s/>code |</text:p>
      <text:p text:style-name="Standard"><text:s text:c="27"/>---------------</text:p>
      <text:p text:style-name="Standard"><text:s text:c="23"/>Figure 3-E-1: paquet DA</text:p>
      <text:p text:style-name="Standard"/>
      <text:p text:style-name="Standard"><text:s text:c="3"/>Le paquet de demande d'activité est envoyé par ke serveur pour vérifié qu'un</text:p>
      <text:p text:style-name="Standard"><text:s text:c="3"/>utilisateur n'est pas AFK (Away From the Keyboard = "loin du clavier").</text:p>
      <text:p text:style-name="Standard"><text:s text:c="3"/>Les codes possibles sont:</text:p>
      <text:p text:style-name="Standard"><text:s text:c="6"/>- 1 pour demander au client de signaler sa présence</text:p>
      <text:p text:style-name="Standard"><text:s text:c="6"/>- 2 pour signaler au serveur qu'on est actif</text:p>
      <text:p text:style-name="Standard"/>
      <text:p text:style-name="Standard"><text:s text:c="3"/>Le paquet DA est envoyé au client avec le code 1 et le client doit répondre</text:p>
      <text:p text:style-name="Standard"><text:s text:c="3"/>avec un paquet DA contenant le code 2 avant un certain delais pour ne pas se</text:p>
      <text:p text:style-name="Standard"><text:s text:c="3"/>faire deconnecter.</text:p>
      <text:p text:style-name="Standard"/>
      <text:p text:style-name="Standard">4. Résiliation normale</text:p>
      <text:p text:style-name="Standard"/>
      <text:p text:style-name="Standard"><text:s text:c="3"/>La fin d'une connection peut se produire de plusieurs façons:</text:p>
      <text:p text:style-name="Standard"><text:s text:c="3"/>- Si le client ferme la connection avec le serveur.</text:p>
      <text:p text:style-name="Standard"><text:s text:c="3"/>- Si une connection privée a été mise en place entre deux clients et que l'un</text:p>
      <text:p text:style-name="Standard"><text:s text:c="3"/>des deux se fait déconnecter (naturellement ou par manque d'activité) alors</text:p>
      <text:p text:style-name="Standard"><text:s text:c="3"/>l'autre client sera aussi déconnecté.</text:p>
      <text:p text:style-name="Standard"><text:soft-page-break/></text:p>
      <text:p text:style-name="Standard"><text:s text:c="3"/>Lorsqu'un client se fait déconnecter, il reçoit un paquet d'erreur contenant</text:p>
      <text:p text:style-name="Standard"><text:s text:c="3"/>le code DISCONNECTED (bien que dans le cas d'une fin de connection naturelle</text:p>
      <text:p text:style-name="Standard"><text:s text:c="3"/>ce soit un paquet perdu).</text:p>
      <text:p text:style-name="Standard"/>
      <text:p text:style-name="Standard">5. Résiliation prématurée</text:p>
      <text:p text:style-name="Standard"/>
      <text:p text:style-name="Standard"><text:s text:c="3"/>La connection entre le client et le serveur est soumise à une contrainte de</text:p>
      <text:p text:style-name="Standard"><text:s text:c="3"/>temps et de cohérence. Donc si un des cas suivant est rencontré, le client</text:p>
      <text:p text:style-name="Standard"><text:s text:c="3"/>sera déconnecté par l'envoie d'un paquet d'erreur avec le code DISCONNECTED:</text:p>
      <text:p text:style-name="Standard"><text:s text:c="3"/>- Si le serveur ne peut pas interpréter correctement un paquet reçu.</text:p>
      <text:p text:style-name="Standard"><text:s text:c="3"/>- Si le client n'envoie plus de données pendant X minutes, il recevra alors un</text:p>
      <text:p text:style-name="Standard"><text:s text:c="3"/>paquet DA auquel il doit répondre avant Y minutes pour ne pas se faire</text:p>
      <text:p text:style-name="Standard"><text:s text:c="3"/>déconnecter. Si il ne répond pas avant le temps imparti il sera déconnecté.</text:p>
      <text:p text:style-name="Standard"><text:s text:c="3"/>- Si le serveur est en attente de la réponse d'un client (donc si le serveur</text:p>
      <text:p text:style-name="Standard"><text:s text:c="3"/>envoie un paquet necessitant un paquet retour) depuis plus de Z secondes alors</text:p>
      <text:p text:style-name="Standard"><text:s text:c="3"/>le client sera déconnecté.</text:p>
      <text:p text:style-name="Standard"/>
      <text:p text:style-name="Standard">I. Annexe</text:p>
      <text:p text:style-name="Standard"/>
      <text:p text:style-name="Standard">Formats ChatOS</text:p>
      <text:p text:style-name="Standard"/>
      <text:p text:style-name="Standard"><text:s text:c="2"/>Type <text:s text:c="5"/>octet <text:s text:c="6"/>4 octets <text:s text:c="7"/>string <text:s text:c="7"/>4 octect <text:s text:c="5"/>string</text:p>
      <text:p text:style-name="Standard"><text:s text:c="11"/>------------------------------------</text:p>
      <text:p text:style-name="Standard"><text:s text:c="2"/>CON <text:s text:c="4"/>| <text:s text:c="3"/>1 | <text:s/>taille du pseudo | <text:s/>pseudo |</text:p>
      <text:p text:style-name="Standard"><text:s text:c="11"/>------------------------------------</text:p>
      <text:p text:style-name="Standard"><text:s text:c="11"/>------------------------------------</text:p>
      <text:p text:style-name="Standard"><text:s text:c="2"/>GMSG <text:s text:c="3"/>| <text:s text:c="3"/>2 | taille du message | message |</text:p>
      <text:p text:style-name="Standard"><text:s text:c="2"/>(c-&gt;s) <text:s text:c="4"/>------------------------------------</text:p>
      <text:p text:style-name="Standard"><text:s text:c="11"/>----------------------------------------------------------------</text:p>
      <text:p text:style-name="Standard"><text:s text:c="2"/>GMSG <text:s text:c="3"/>| <text:s text:c="3"/>2 | taille du message | message | taille du pseudo | pseudo |</text:p>
      <text:p text:style-name="Standard"><text:s text:c="2"/>(s-&gt;c) <text:s text:c="4"/>----------------------------------------------------------------</text:p>
      <text:p text:style-name="Standard"><text:s text:c="11"/>----------------------------------------------------------------</text:p>
      <text:p text:style-name="Standard"><text:s text:c="2"/>DMSG <text:s text:c="3"/>| <text:s text:c="3"/>3 | taille du message | message | taille du pseudo | pseudo |</text:p>
      <text:p text:style-name="Standard"><text:s text:c="11"/>----------------------------------------------------------------</text:p>
      <text:p text:style-name="Standard"><text:s text:c="11"/>------------------------------------</text:p>
      <text:p text:style-name="Standard"><text:s text:c="2"/>DA <text:s text:c="5"/>| <text:s text:c="3"/>4 | <text:s/>taille du pseudo | <text:s/>pseudo |</text:p>
      <text:p text:style-name="Standard"><text:s text:c="11"/>------------------------------------</text:p>
      <text:p text:style-name="Standard"><text:s text:c="12"/>octet <text:s text:c="3"/>octet</text:p>
      <text:p text:style-name="Standard"><text:s text:c="11"/>-----------------</text:p>
      <text:p text:style-name="Standard"><text:s text:c="2"/>ERROR <text:s text:c="2"/>| <text:s text:c="3"/>5 | <text:s/>ErrCode |</text:p>
      <text:p text:style-name="Standard"><text:s text:c="11"/>-----------------</text:p>
      <text:p text:style-name="Standard"/>
      <text:p text:style-name="Standard">Codes d'erreur</text:p>
      <text:p text:style-name="Standard"/>
      <text:p text:style-name="Standard"><text:s text:c="3"/>Valeur Signification</text:p>
      <text:p text:style-name="Standard"/>
      <text:p text:style-name="Standard"><text:s text:c="3"/>0 : Erreur générique.</text:p>
      <text:p text:style-name="Standard"><text:s text:c="3"/>1 : Erreur d'authentification. (AUTH_ERROR)</text:p>
      <text:p text:style-name="Standard"><text:s text:c="3"/>2 : Erreur de destinataire. (DEST_ERROR)</text:p>
      <text:p text:style-name="Standard"><text:s text:c="3"/>3 : Connection rejetée. (REJECT)</text:p>
      <text:p text:style-name="Standard"><text:s text:c="3"/>4 : Déconnection. (DISCONNECTED)</text:p>
      <text:p text:style-name="Standard"><text:soft-page-break/></text:p>
      <text:p text:style-name="Standard">Considérations de sécurité</text:p>
      <text:p text:style-name="Standard"/>
      <text:p text:style-name="Standard"><text:s text:c="3"/>La protocole ChatOS n'a pas de sécurisation en tant que tel. Cependant</text:p>
      <text:p text:style-name="Standard"><text:s text:c="3"/>l'utilisation d'un pseudonyme permet l'anonymat des utilisateurs envers les</text:p>
      <text:p text:style-name="Standard"><text:s text:c="3"/>autres utilisateurs présent sur le serve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20:22:59.962000000</meta:creation-date>
    <dc:date>2021-03-06T20:23:32.628000000</dc:date>
    <meta:editing-duration>PT33S</meta:editing-duration>
    <meta:editing-cycles>1</meta:editing-cycles>
    <meta:document-statistic meta:table-count="0" meta:image-count="0" meta:object-count="0" meta:page-count="6" meta:paragraph-count="215" meta:word-count="1832" meta:character-count="12745" meta:non-whitespace-character-count="9680"/>
    <meta:generator>LibreOffice/7.0.4.2$Windows_X86_64 LibreOffice_project/dcf040e67528d9187c66b2379df5ea4407429775</meta:generator>
  </office:meta>
</office:document-meta>
</file>